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1B000002645F9B143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char" svg:width="17cm" svg:height="9.899cm" draw:z-index="0"><draw:image xlink:href="Pictures/100000010000041B000002645F9B143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09:49:30.848316300</meta:creation-date>
    <dc:date>2026-02-01T09:50:11.248571600</dc:date>
    <meta:editing-duration>PT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5.8.3.2$Windows_X86_64 LibreOffice_project/8ca8d55c161d602844f5428fa4b58097424e324e</meta:generator>
  </office:meta>
</office:document-meta>
</file>